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8.598cm" fo:margin-left="0.411cm" table:align="left" style:writing-mode="lr-tb"/>
    </style:style>
    <style:style style:name="Tableau1.A" style:family="table-column">
      <style:table-column-properties style:column-width="10.603cm"/>
    </style:style>
    <style:style style:name="Tableau1.B" style:family="table-column">
      <style:table-column-properties style:column-width="3.999cm"/>
    </style:style>
    <style:style style:name="Tableau1.C" style:family="table-column">
      <style:table-column-properties style:column-width="3.997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none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none" fo:border-right="none" fo:border-top="0.05pt solid #000000" fo:border-bottom="0.05pt solid #000000"/>
    </style:style>
    <style:style style:name="Tableau1.A9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A14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officeooo:rsid="00162eec" officeooo:paragraph-rsid="00162eec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162eec" officeooo:paragraph-rsid="00162eec" style:font-size-asian="11pt" style:font-size-complex="11pt"/>
    </style:style>
    <style:style style:name="P4" style:family="paragraph" style:parent-style-name="Table_20_Contents">
      <style:text-properties fo:font-size="11pt" officeooo:rsid="00162eec" officeooo:paragraph-rsid="001e8fb5" style:font-size-asian="11pt" style:font-size-complex="11pt"/>
    </style:style>
    <style:style style:name="P5" style:family="paragraph" style:parent-style-name="Table_20_Contents">
      <style:text-properties fo:font-size="11pt" officeooo:rsid="00184b00" officeooo:paragraph-rsid="00184b00" style:font-size-asian="11pt" style:font-size-complex="11pt"/>
    </style:style>
    <style:style style:name="P6" style:family="paragraph" style:parent-style-name="Table_20_Contents">
      <style:text-properties fo:font-size="11pt" officeooo:rsid="001ad088" officeooo:paragraph-rsid="001ad088" style:font-size-asian="11pt" style:font-size-complex="11pt"/>
    </style:style>
    <style:style style:name="P7" style:family="paragraph" style:parent-style-name="Table_20_Contents">
      <style:text-properties fo:font-size="11pt" officeooo:rsid="001a3c33" officeooo:paragraph-rsid="001a3c33" style:font-size-asian="11pt" style:font-size-complex="11pt"/>
    </style:style>
    <style:style style:name="P8" style:family="paragraph" style:parent-style-name="Table_20_Contents">
      <style:text-properties fo:font-size="11pt" officeooo:rsid="001c7df0" officeooo:paragraph-rsid="001c7df0" style:font-size-asian="11pt" style:font-size-complex="11pt"/>
    </style:style>
    <style:style style:name="P9" style:family="paragraph" style:parent-style-name="Table_20_Contents">
      <style:text-properties fo:font-size="11pt" officeooo:rsid="001de955" officeooo:paragraph-rsid="001de955" style:font-size-asian="11pt" style:font-size-complex="11pt"/>
    </style:style>
    <style:style style:name="P10" style:family="paragraph" style:parent-style-name="Table_20_Contents">
      <style:text-properties fo:font-size="11pt" officeooo:rsid="0021bbde" officeooo:paragraph-rsid="0021bbde" style:font-size-asian="11pt" style:font-size-complex="11pt"/>
    </style:style>
    <style:style style:name="P11" style:family="paragraph" style:parent-style-name="Table_20_Contents">
      <style:text-properties fo:font-size="11pt" officeooo:rsid="001ef57f" officeooo:paragraph-rsid="001ef57f" style:font-size-asian="11pt" style:font-size-complex="11pt"/>
    </style:style>
    <style:style style:name="P12" style:family="paragraph" style:parent-style-name="Table_20_Contents">
      <style:text-properties fo:font-size="11pt" officeooo:rsid="00212950" officeooo:paragraph-rsid="00184b00" style:font-size-asian="11pt" style:font-size-complex="11pt"/>
    </style:style>
    <style:style style:name="P13" style:family="paragraph" style:parent-style-name="Table_20_Contents">
      <style:text-properties fo:font-size="11pt" officeooo:rsid="00212950" officeooo:paragraph-rsid="00212950" style:font-size-asian="11pt" style:font-size-complex="11pt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color="#000000" loext:opacity="100%" style:font-name="Times New Roman" fo:font-size="11pt" fo:font-weight="bold" officeooo:rsid="000f9d82" officeooo:paragraph-rsid="0014af45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000000" loext:opacity="100%" style:font-name="Times New Roman" fo:font-size="11pt" fo:font-weight="bold" officeooo:paragraph-rsid="0014af45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loext:opacity="100%" style:font-name="Times New Roman" fo:font-size="11pt" fo:font-weight="bold" officeooo:paragraph-rsid="0014af45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000000" loext:opacity="100%" style:font-name="Times New Roman" fo:font-size="11pt" fo:font-weight="bold" officeooo:rsid="0010e352" officeooo:paragraph-rsid="0014af45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loext:opacity="100%" style:font-name="Times New Roman" fo:font-size="11pt" fo:font-weight="bold" officeooo:rsid="00184b00" officeooo:paragraph-rsid="00184b00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000000" loext:opacity="100%" style:font-name="Times New Roman" fo:font-size="11pt" officeooo:rsid="00162eec" officeooo:paragraph-rsid="00162eec" style:font-size-asian="11pt" style:font-size-complex="11pt"/>
    </style:style>
    <style:style style:name="P21" style:family="paragraph" style:parent-style-name="Table_20_Contents">
      <style:text-properties fo:color="#000000" loext:opacity="100%" style:font-name="Times New Roman" fo:font-size="11pt" officeooo:rsid="000f9d82" officeooo:paragraph-rsid="00162eec" style:font-size-asian="11pt" style:font-size-complex="11pt"/>
    </style:style>
    <style:style style:name="P22" style:family="paragraph" style:parent-style-name="Table_20_Contents">
      <style:text-properties fo:color="#000000" loext:opacity="100%" style:font-name="Times New Roman" fo:font-size="11pt" officeooo:rsid="000f9d82" officeooo:paragraph-rsid="0014af45" style:font-size-asian="11pt" style:font-size-complex="11pt"/>
    </style:style>
    <style:style style:name="P23" style:family="paragraph" style:parent-style-name="Standard">
      <style:paragraph-properties fo:margin-left="0.009cm" fo:margin-right="-0.062cm" fo:text-indent="0.035cm" style:auto-text-indent="false"/>
      <style:text-properties fo:color="#000000" loext:opacity="100%" style:font-name="Times New Roman" fo:font-size="11pt" officeooo:rsid="000f9d82" officeooo:paragraph-rsid="0014af45" style:font-size-asian="11pt" style:font-size-complex="11pt"/>
    </style:style>
    <style:style style:name="P24" style:family="paragraph" style:parent-style-name="Table_20_Contents">
      <style:text-properties fo:color="#000000" loext:opacity="100%" style:font-name="Times New Roman" fo:font-size="11pt" officeooo:rsid="0010e352" officeooo:paragraph-rsid="0014af45" style:font-size-asian="11pt" style:font-size-complex="11pt"/>
    </style:style>
    <style:style style:name="P25" style:family="paragraph" style:parent-style-name="Standard">
      <style:text-properties fo:color="#000000" loext:opacity="100%" style:font-name="Times New Roman" fo:font-size="11pt" officeooo:rsid="0010e352" officeooo:paragraph-rsid="0014af45" style:font-size-asian="11pt" style:font-size-complex="11pt"/>
    </style:style>
    <style:style style:name="P26" style:family="paragraph" style:parent-style-name="Table_20_Contents">
      <style:text-properties fo:color="#000000" loext:opacity="100%" style:font-name="Times New Roman" fo:font-size="11pt" officeooo:paragraph-rsid="0014af45" style:font-size-asian="11pt" style:font-size-complex="11pt"/>
    </style:style>
    <style:style style:name="P27" style:family="paragraph" style:parent-style-name="Standard">
      <style:text-properties fo:color="#000000" loext:opacity="100%" style:font-name="Times New Roman" fo:font-size="11pt" officeooo:paragraph-rsid="0014af45" style:font-size-asian="11pt" style:font-size-complex="11pt"/>
    </style:style>
    <style:style style:name="P28" style:family="paragraph" style:parent-style-name="Table_20_Contents">
      <style:text-properties fo:color="#000000" loext:opacity="100%" style:font-name="Times New Roman" fo:font-size="11pt" officeooo:rsid="001ef57f" officeooo:paragraph-rsid="001ef57f" style:font-size-asian="11pt" style:font-size-complex="11pt"/>
    </style:style>
    <style:style style:name="P29" style:family="paragraph" style:parent-style-name="Standard">
      <style:text-properties fo:color="#000000" loext:opacity="100%" style:font-name="Times New Roman" fo:font-size="11pt" officeooo:rsid="001a3c33" officeooo:paragraph-rsid="0014af45" style:font-size-asian="11pt" style:font-size-complex="11pt"/>
    </style:style>
    <style:style style:name="P30" style:family="paragraph" style:parent-style-name="Standard">
      <style:text-properties fo:color="#000000" loext:opacity="100%" style:font-name="Times New Roman" fo:font-size="11pt" officeooo:paragraph-rsid="00228160" style:font-size-asian="11pt" style:font-size-complex="11pt"/>
    </style:style>
    <style:style style:name="P31" style:family="paragraph" style:parent-style-name="Table_20_Contents">
      <style:text-properties fo:color="#000000" loext:opacity="100%" style:font-name="Times New Roman" fo:font-size="11pt" officeooo:rsid="003803a1" officeooo:paragraph-rsid="0014af45" style:font-size-asian="11pt" style:font-size-complex="11pt"/>
    </style:style>
    <style:style style:name="P32" style:family="paragraph" style:parent-style-name="Standard">
      <style:text-properties fo:color="#000000" loext:opacity="100%" style:font-name="Times New Roman" fo:font-size="11pt" officeooo:rsid="00366f0f" officeooo:paragraph-rsid="00366f0f" style:font-size-asian="11pt" style:font-size-complex="11pt"/>
    </style:style>
    <style:style style:name="P33" style:family="paragraph" style:parent-style-name="Table_20_Contents">
      <style:text-properties fo:color="#000000" loext:opacity="100%" style:font-name="Times New Roman" fo:font-size="11pt" fo:font-weight="normal" officeooo:rsid="001a3c33" officeooo:paragraph-rsid="0014af45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fo:color="#000000" loext:opacity="100%" style:font-name="Times New Roman" fo:font-size="11pt" fo:font-weight="normal" officeooo:rsid="0021bbde" officeooo:paragraph-rsid="0021bbde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fo:color="#000000" loext:opacity="100%" style:font-name="Times New Roman" fo:font-size="11pt" fo:font-weight="normal" officeooo:rsid="0010e352" officeooo:paragraph-rsid="0014af45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loext:opacity="100%" style:font-name="Times New Roman" fo:font-size="11pt" fo:font-weight="normal" officeooo:rsid="0010e352" officeooo:paragraph-rsid="0014af45" style:font-size-asian="11pt" style:font-weight-asian="normal" style:font-size-complex="11pt" style:font-weight-complex="normal"/>
    </style:style>
    <style:style style:name="P37" style:family="paragraph" style:parent-style-name="Standard">
      <style:text-properties fo:color="#000000" loext:opacity="100%" style:font-name="Times New Roman" fo:font-size="11pt" fo:font-weight="normal" officeooo:rsid="0010e352" officeooo:paragraph-rsid="00228160" style:font-size-asian="11pt" style:font-weight-asian="normal" style:font-size-complex="11pt" style:font-weight-complex="normal"/>
    </style:style>
    <style:style style:name="P38" style:family="paragraph" style:parent-style-name="Standard">
      <style:text-properties fo:color="#000000" loext:opacity="100%" style:font-name="Times New Roman" fo:font-size="11pt" fo:font-weight="normal" officeooo:rsid="000f9d82" officeooo:paragraph-rsid="0014af45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color="#000000" loext:opacity="100%" style:font-name="Times New Roman" fo:font-size="11pt" fo:font-weight="normal" officeooo:rsid="000f9d82" officeooo:paragraph-rsid="000f9d82" style:font-size-asian="11pt" style:font-weight-asian="normal" style:font-size-complex="11pt" style:font-weight-complex="normal"/>
    </style:style>
    <style:style style:name="P40" style:family="paragraph" style:parent-style-name="Standard">
      <style:text-properties fo:color="#000000" loext:opacity="100%" style:font-name="Times New Roman" fo:font-size="11pt" fo:font-weight="normal" officeooo:paragraph-rsid="0014af45" style:font-size-asian="11pt" style:font-weight-asian="normal" style:font-size-complex="11pt" style:font-weight-complex="normal"/>
    </style:style>
    <style:style style:name="P41" style:family="paragraph" style:parent-style-name="Standard">
      <style:text-properties fo:color="#000000" loext:opacity="100%" style:font-name="Times New Roman" fo:font-size="11pt" fo:font-weight="normal" officeooo:rsid="00228160" officeooo:paragraph-rsid="00228160" style:font-size-asian="11pt" style:font-weight-asian="normal" style:font-size-complex="11pt" style:font-weight-complex="normal"/>
    </style:style>
    <style:style style:name="P42" style:family="paragraph" style:parent-style-name="Standard">
      <style:text-properties fo:color="#000000" loext:opacity="100%" style:font-name="Times New Roman" fo:font-size="11pt" fo:font-weight="normal" officeooo:rsid="00134c65" officeooo:paragraph-rsid="0014af45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fo:color="#000000" loext:opacity="100%" style:font-name="Times New Roman" fo:font-size="11pt" fo:font-weight="normal" officeooo:rsid="003803a1" officeooo:paragraph-rsid="0014af45" style:font-size-asian="11pt" style:font-weight-asian="normal" style:font-size-complex="11pt" style:font-weight-complex="normal"/>
    </style:style>
    <style:style style:name="P45" style:family="paragraph" style:parent-style-name="Standard">
      <style:text-properties fo:color="#000000" loext:opacity="100%" style:font-name="Times New Roman" fo:font-size="11pt" style:text-underline-style="solid" style:text-underline-width="auto" style:text-underline-color="font-color" fo:font-weight="bold" officeooo:paragraph-rsid="0014af45" style:font-size-asian="11pt" style:font-weight-asian="bold" style:font-size-complex="11pt" style:font-weight-complex="bold"/>
    </style:style>
    <style:style style:name="P46" style:family="paragraph" style:parent-style-name="Standard">
      <style:text-properties fo:color="#000000" loext:opacity="100%" style:font-name="Times New Roman" fo:font-size="6pt" officeooo:paragraph-rsid="0010e352" style:font-size-asian="5.25pt" style:font-size-complex="6pt"/>
    </style:style>
    <style:style style:name="P4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c9211e" loext:opacity="100%" style:font-name="Times New Roman" fo:font-size="11pt" fo:font-weight="normal" officeooo:rsid="000f9d82" officeooo:paragraph-rsid="000f9d82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color="#c9211e" loext:opacity="100%" style:font-name="Times New Roman" fo:font-size="11pt" fo:font-weight="normal" officeooo:rsid="00111cdc" officeooo:paragraph-rsid="002f8b9a" style:font-size-asian="11pt" style:font-weight-asian="normal" style:font-size-complex="11pt" style:font-weight-complex="normal"/>
    </style:style>
    <style:style style:name="P49" style:family="paragraph" style:parent-style-name="Frame_20_contents" style:master-page-name="Standard">
      <style:paragraph-properties fo:text-align="center" style:justify-single-word="false" style:page-number="auto" fo:padding="0.035cm" fo:border="0.06pt solid #000000" style:shadow="#000000 0.002cm 0.002cm"/>
      <style:text-properties fo:color="#000000" loext:opacity="100%" style:font-name="Times New Roman" fo:font-size="11pt" style:font-size-asian="11pt" style:font-size-complex="11pt"/>
    </style:style>
    <style:style style:name="P50" style:family="paragraph" style:parent-style-name="Table_20_Contents">
      <style:text-properties fo:color="#000000" loext:opacity="100%" style:font-name="Times New Roman" fo:font-size="11pt" officeooo:rsid="0010e352" officeooo:paragraph-rsid="0014af45" style:font-size-asian="11pt" style:font-size-complex="11pt"/>
    </style:style>
    <style:style style:name="P51" style:family="paragraph" style:parent-style-name="Table_20_Contents">
      <style:text-properties fo:color="#000000" loext:opacity="100%" style:font-name="Times New Roman" fo:font-size="11pt" officeooo:rsid="00394668" officeooo:paragraph-rsid="00394668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352" style:font-weight-asian="bold" style:font-weight-complex="bold"/>
    </style:style>
    <style:style style:name="T4" style:family="text">
      <style:text-properties fo:font-weight="bold" officeooo:rsid="00228160" style:font-weight-asian="bold" style:font-weight-complex="bold"/>
    </style:style>
    <style:style style:name="T5" style:family="text">
      <style:text-properties fo:font-weight="bold" officeooo:rsid="0026061c" style:font-weight-asian="bold" style:font-weight-complex="bold"/>
    </style:style>
    <style:style style:name="T6" style:family="text">
      <style:text-properties fo:font-weight="bold" officeooo:rsid="00366f0f" style:font-weight-asian="bold" style:font-weight-complex="bold"/>
    </style:style>
    <style:style style:name="T7" style:family="text">
      <style:text-properties fo:font-weight="bold" officeooo:rsid="003803a1" style:font-weight-asian="bold" style:font-weight-complex="bold"/>
    </style:style>
    <style:style style:name="T8" style:family="text">
      <style:text-properties fo:font-weight="bold" officeooo:rsid="002c072c" style:font-weight-asian="bold"/>
    </style:style>
    <style:style style:name="T9" style:family="text">
      <style:text-properties fo:font-weight="bold" officeooo:rsid="002e5b6e" style:font-weight-asian="bold"/>
    </style:style>
    <style:style style:name="T10" style:family="text">
      <style:text-properties fo:font-weight="bold" officeooo:rsid="00390689" style:font-weight-asian="bold"/>
    </style:style>
    <style:style style:name="T11" style:family="text">
      <style:text-properties fo:font-weight="bold" officeooo:rsid="00394668" style:font-weight-asian="bold"/>
    </style:style>
    <style:style style:name="T12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f9d82" style:font-weight-asian="normal" style:font-weight-complex="normal"/>
    </style:style>
    <style:style style:name="T16" style:family="text">
      <style:text-properties fo:font-weight="normal" officeooo:rsid="0010e352" style:font-weight-asian="normal" style:font-weight-complex="normal"/>
    </style:style>
    <style:style style:name="T17" style:family="text">
      <style:text-properties fo:font-weight="normal" officeooo:rsid="001ad088" style:font-weight-asian="normal" style:font-weight-complex="normal"/>
    </style:style>
    <style:style style:name="T18" style:family="text">
      <style:text-properties officeooo:rsid="000f9d82"/>
    </style:style>
    <style:style style:name="T19" style:family="text">
      <style:text-properties officeooo:rsid="0010e352"/>
    </style:style>
    <style:style style:name="T20" style:family="text">
      <style:text-properties officeooo:rsid="00134c65"/>
    </style:style>
    <style:style style:name="T21" style:family="text">
      <style:text-properties officeooo:rsid="00184b00"/>
    </style:style>
    <style:style style:name="T22" style:family="text">
      <style:text-properties officeooo:rsid="001a3c33"/>
    </style:style>
    <style:style style:name="T23" style:family="text">
      <style:text-properties officeooo:rsid="001e8fb5"/>
    </style:style>
    <style:style style:name="T24" style:family="text">
      <style:text-properties officeooo:rsid="001ef57f"/>
    </style:style>
    <style:style style:name="T25" style:family="text">
      <style:text-properties officeooo:rsid="00212950"/>
    </style:style>
    <style:style style:name="T26" style:family="text">
      <style:text-properties officeooo:rsid="0021bbde"/>
    </style:style>
    <style:style style:name="T27" style:family="text">
      <style:text-properties officeooo:rsid="00228160"/>
    </style:style>
    <style:style style:name="T28" style:family="text">
      <style:text-properties officeooo:rsid="00242f10"/>
    </style:style>
    <style:style style:name="T29" style:family="text">
      <style:text-properties officeooo:rsid="00254f0c"/>
    </style:style>
    <style:style style:name="T30" style:family="text">
      <style:text-properties officeooo:rsid="0026061c"/>
    </style:style>
    <style:style style:name="T31" style:family="text">
      <style:text-properties officeooo:rsid="002c072c"/>
    </style:style>
    <style:style style:name="T32" style:family="text">
      <style:text-properties officeooo:rsid="002d2d0b"/>
    </style:style>
    <style:style style:name="T33" style:family="text">
      <style:text-properties officeooo:rsid="002f43d5"/>
    </style:style>
    <style:style style:name="T34" style:family="text">
      <style:text-properties officeooo:rsid="002f8b9a"/>
    </style:style>
    <style:style style:name="T35" style:family="text">
      <style:text-properties officeooo:rsid="0033b45d"/>
    </style:style>
    <style:style style:name="T36" style:family="text">
      <style:text-properties officeooo:rsid="00366f0f"/>
    </style:style>
    <style:style style:name="T37" style:family="text">
      <style:text-properties officeooo:rsid="00374cbf"/>
    </style:style>
    <style:style style:name="T38" style:family="text">
      <style:text-properties officeooo:rsid="003803a1"/>
    </style:style>
    <style:style style:name="T39" style:family="text">
      <style:text-properties fo:color="#c9211e" loext:opacity="100%" officeooo:rsid="003803a1"/>
    </style:style>
    <style:style style:name="T40" style:family="text">
      <style:text-properties officeooo:rsid="003946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13">PROGRESSION CLASSES DE 5</text:span><text:span text:style-name="T12">ème</text:span><text:span text:style-name="T1"> <text:s text:c="3"/>Année scolaire 20</text:span><text:span text:style-name="T9">2</text:span><text:span text:style-name="T11">3</text:span><text:span text:style-name="T1"> – 20</text:span><text:span text:style-name="T8">2</text:span><text:span text:style-name="T11">4</text:span></text:p>
      <text:p text:style-name="P43"/>
      <text:p text:style-name="P39">Tout au long de l'année : faire des exercices grandeurs et mesure, probabilité, un peu de calcul littéral (on formalise ces notions en fin d'année) <text:span text:style-name="T35">et</text:span> <text:span text:style-name="T35">poursuite du travail sur </text:span>scratch <text:span text:style-name="T31">+ réflexions à visée algorithmique ( développer l’approche itérative du raisonnement, en particulier dans les constructions géométriques et l’utilisation du calcul algébrique <text:s/>( suite de Syracuse ) </text:span></text:p>
      <text:p text:style-name="P47">C<text:span text:style-name="T33">ETTE ANNEE, Faire un premier chapitre sur les angles - </text:span></text:p>
      <text:p text:style-name="P48">axes de symétrie – quadrilatère <text:span text:style-name="T36">particulier </text:span>, médiatrice <text:span text:style-name="T34">pas bien vus en 6° – idem pour « pi »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45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3">Livre</text:p>
          </table:table-cell>
          <table:table-cell table:style-name="Tableau1.C2" office:value-type="string">
            <text:p text:style-name="P3">Remarques</text:p>
          </table:table-cell>
        </table:table-row>
        <table:table-row>
          <table:table-cell table:style-name="Tableau1.A4" office:value-type="string">
            <text:p text:style-name="P14"/>
          </table:table-cell>
          <table:table-cell table:style-name="Tableau1.B4" office:value-type="string">
            <text:p text:style-name="P14"/>
          </table:table-cell>
          <table:table-cell table:style-name="Tableau1.C4" office:value-type="string">
            <text:p text:style-name="P14"/>
          </table:table-cell>
        </table:table-row>
        <table:table-row>
          <table:table-cell table:style-name="Tableau1.A4" office:value-type="string">
            <text:p text:style-name="P15">Chap <text:span text:style-name="T30">1</text:span> : Décimaux et calculs</text:p>
            <text:p text:style-name="P23">Retour sur les différentes écritures d'un nb décimal (fractions décimales)</text:p>
            <text:p text:style-name="P23">Priorités opératoires : calculs sans ( ) et avec ( )</text:p>
            <text:p text:style-name="P23">Quotient</text:p>
            <text:p text:style-name="P23">Vocabulaire</text:p>
          </table:table-cell>
          <table:table-cell table:style-name="Tableau1.B4" office:value-type="string">
            <text:p text:style-name="P2">Chap 2 </text:p>
            <text:p text:style-name="P2">Tout sauf partie 1C (les durées)</text:p>
          </table:table-cell>
          <table:table-cell table:style-name="Tableau1.C4" office:value-type="string">
            <text:p text:style-name="P2">Les priorités opératoires s<text:span text:style-name="T36">ont vues « rapidement » </text:span><text:s/>en 6°</text:p>
          </table:table-cell>
        </table:table-row>
        <table:table-row>
          <table:table-cell table:style-name="Tableau1.A6" office:value-type="string">
            <text:p text:style-name="P14"/>
          </table:table-cell>
          <table:table-cell table:style-name="Tableau1.A6" office:value-type="string">
            <text:p text:style-name="P14"/>
          </table:table-cell>
          <table:table-cell table:style-name="Tableau1.A6" office:value-type="string">
            <text:p text:style-name="P14"/>
          </table:table-cell>
        </table:table-row>
        <table:table-row>
          <table:table-cell table:style-name="Tableau1.B4" office:value-type="string">
            <text:p text:style-name="P22"><text:span text:style-name="T2">Chap 2 : Symétrie </text:span><text:span text:style-name="T6">centrale</text:span></text:p>
            <text:p text:style-name="P21">Symétrie centrale</text:p>
            <text:p text:style-name="P22">Propriétés de conservation </text:p>
          </table:table-cell>
          <table:table-cell table:style-name="Tableau1.B4" office:value-type="string">
            <text:p text:style-name="P2">Chap 11 </text:p>
            <text:p text:style-name="P2">Parties 1, 2 et 4A</text:p>
          </table:table-cell>
          <table:table-cell table:style-name="Tableau1.C4" office:value-type="string">
            <text:p text:style-name="P2"/>
          </table:table-cell>
        </table:table-row>
        <table:table-row>
          <table:table-cell table:style-name="Tableau1.A6" office:value-type="string">
            <text:p text:style-name="P14"/>
          </table:table-cell>
          <table:table-cell table:style-name="Tableau1.A6" office:value-type="string">
            <text:p text:style-name="P14"/>
          </table:table-cell>
          <table:table-cell table:style-name="Tableau1.A6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27"><text:span text:style-name="T2">Chap </text:span><text:span text:style-name="T5">3</text:span><text:span text:style-name="T3"> : </text:span><text:span text:style-name="T2">Nombres relatifs <text:s/>- </text:span><text:span text:style-name="T3">Définition</text:span></text:p>
            <text:p text:style-name="P27"><text:span text:style-name="T17">Reconnaître</text:span><text:span text:style-name="T16">, </text:span><text:span text:style-name="T14">définition</text:span></text:p>
            <text:p text:style-name="P36">Repérage droite graduée et plan</text:p>
            <text:p text:style-name="P36">Comparer</text:p>
            <text:p text:style-name="P36">Opposé</text:p>
          </table:table-cell>
          <table:table-cell table:style-name="Tableau1.A9" office:value-type="string">
            <text:p text:style-name="P6">Chap 3</text:p>
            <text:p text:style-name="P6">Parties 1, <text:span text:style-name="T29">2</text:span>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B4" office:value-type="string">
            <text:p text:style-name="P17">Chap <text:span text:style-name="T30">4 : Angles et parallélisme</text:span></text:p>
            <text:p text:style-name="P25">Retour sur les propriétés des droites <text:span text:style-name="T22">parallèles</text:span> et perpendiculaires</text:p>
            <text:p text:style-name="P25">angles alterne interne et parallélisme</text:p>
            <text:p text:style-name="P25">angles opposés </text:p>
          </table:table-cell>
          <table:table-cell table:style-name="Tableau1.B4" office:value-type="string">
            <text:p text:style-name="P7">Chap 13 Partie 1</text:p>
            <text:p text:style-name="P7"/>
          </table:table-cell>
          <table:table-cell table:style-name="Tableau1.C4" office:value-type="string">
            <text:p text:style-name="P29">Angles opposés : plus au programme mais très utile…</text:p>
            <text:p text:style-name="P32">pas d’angles correspondants</text:p>
          </table:table-cell>
        </table:table-row>
        <table:table-row>
          <table:table-cell table:style-name="Tableau1.B4" office:value-type="string">
            <text:p text:style-name="P17"><text:span text:style-name="T19">Chap 5 : </text:span>Nombres relatifs <text:span text:style-name="T19">Calculs</text:span></text:p>
            <text:p text:style-name="P36">addition</text:p>
            <text:p text:style-name="P36">soustraction</text:p>
            <text:p text:style-name="P36"><text:span text:style-name="T31">enchaînement</text:span> de calculs</text:p>
          </table:table-cell>
          <table:table-cell table:style-name="Tableau1.B4" office:value-type="string">
            <text:p text:style-name="P6">Chap 3</text:p>
            <text:p text:style-name="P6">partie 3AB</text:p>
          </table:table-cell>
          <table:table-cell table:style-name="Tableau1.C4" office:value-type="string">
            <text:p text:style-name="P42">on laisse le produit et quotient pour la 4°.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25"/>
          </table:table-cell>
          <table:table-cell table:style-name="Tableau1.A9" office:value-type="string">
            <text:p text:style-name="P7"/>
          </table:table-cell>
          <table:table-cell table:style-name="Tableau1.A1" office:value-type="string">
            <text:p text:style-name="P29"/>
          </table:table-cell>
        </table:table-row>
        <table:table-row>
          <table:table-cell table:style-name="Tableau1.A14" office:value-type="string">
            <text:p text:style-name="P14"/>
          </table:table-cell>
          <table:table-cell table:style-name="Tableau1.A14" office:value-type="string">
            <text:p text:style-name="P14"/>
          </table:table-cell>
          <table:table-cell table:style-name="Tableau1.A14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17">Chap <text:span text:style-name="T37">6 : Fractions </text:span></text:p>
            <text:p text:style-name="P17"><text:span text:style-name="T14">travail sur le sens des fractions : </text:span><text:span text:style-name="T15">comme un nombre</text:span></text:p>
            <text:p text:style-name="P19"><text:span text:style-name="T15">D</text:span><text:span text:style-name="T14">roite graduée</text:span></text:p>
            <text:p text:style-name="P38">Fractions égales</text:p>
            <text:p text:style-name="P38">comparaison - début de la simplification</text:p>
            <text:p text:style-name="P38">proportion</text:p>
            <text:p text:style-name="P19"><text:span text:style-name="T15">P</text:span><text:span text:style-name="T14">rendre une fraction d'une quantité</text:span></text:p>
          </table:table-cell>
          <table:table-cell table:style-name="Tableau1.A9" office:value-type="string">
            <text:p text:style-name="P5">Chap 4</text:p>
            <text:p text:style-name="P5">Partie 1, 2ABCD</text:p>
            <text:p text:style-name="P5"/>
            <text:p text:style-name="P5"/>
          </table:table-cell>
          <table:table-cell table:style-name="Tableau1.A1" office:value-type="string">
            <text:p text:style-name="P38">On traite les 4 <text:span text:style-name="T38">opérations</text:span> en 4° : <text:span text:style-name="T21">voir les repères de progressivité ??</text:span></text:p>
            <text:p text:style-name="P38"/>
            <text:p text:style-name="P38">fraction irréductible : en <text:span text:style-name="T38">4</text:span>°</text:p>
          </table:table-cell>
        </table:table-row>
        <table:table-row>
          <table:table-cell table:style-name="Tableau1.B4" office:value-type="string">
            <text:p text:style-name="P17"><text:span text:style-name="T18">Chap 7 : </text:span>Triangles </text:p>
            <text:p text:style-name="P38">hauteur → <text:span text:style-name="T21">retour sur l'</text:span>aire </text:p>
            <text:p text:style-name="P40">construction et inégalité triangulaire</text:p>
            <text:p text:style-name="P38">Somme des angles = 180 °</text:p>
          </table:table-cell>
          <table:table-cell table:style-name="Tableau1.B4" office:value-type="string">
            <text:p text:style-name="P5">Chap 12</text:p>
            <text:p text:style-name="P5">Parties 1, 2 et 3</text:p>
          </table:table-cell>
          <table:table-cell table:style-name="Tableau1.C4" office:value-type="string">
            <text:p text:style-name="P5"><text:span text:style-name="T25">P</text:span>arle<text:span text:style-name="T25">r</text:span> de l'aire des triangles</text:p>
            <text:p text:style-name="P13">Triangles égaux et semblables en 4°</text:p>
          </table:table-cell>
        </table:table-row>
        <table:table-row>
          <table:table-cell table:style-name="Tableau1.B4" office:value-type="string">
            <text:p text:style-name="P30"><text:span text:style-name="T2">Chap </text:span><text:span text:style-name="T7">8 </text:span><text:span text:style-name="T3">: </text:span><text:span text:style-name="T4">Fractions Calculs</text:span></text:p>
            <text:p text:style-name="P41">Addition</text:p>
            <text:p text:style-name="P41">Soustraction</text:p>
            <text:p text:style-name="P37"/>
          </table:table-cell>
          <table:table-cell table:style-name="Tableau1.B4" office:value-type="string">
            <text:p text:style-name="P6">Chap <text:span text:style-name="T28">4</text:span></text:p>
            <text:p text:style-name="P6">Partie <text:span text:style-name="T27">3A</text:span></text:p>
          </table:table-cell>
          <table:table-cell table:style-name="Tableau1.C4" office:value-type="string">
            <text:p text:style-name="P1"/>
          </table:table-cell>
        </table:table-row>
        <table:table-row>
          <table:table-cell table:style-name="Tableau1.A14" office:value-type="string">
            <text:p text:style-name="P14"/>
          </table:table-cell>
          <table:table-cell table:style-name="Tableau1.A14" office:value-type="string">
            <text:p text:style-name="P14"/>
          </table:table-cell>
          <table:table-cell table:style-name="Tableau1.A14" office:value-type="string">
            <text:p text:style-name="P14"/>
          </table:table-cell>
        </table:table-row>
        <text:soft-page-break/>
        <table:table-row>
          <table:table-cell table:style-name="Tableau1.A9" office:value-type="string">
            <text:p text:style-name="P38"/>
          </table:table-cell>
          <table:table-cell table:style-name="Tableau1.A9" office:value-type="string">
            <text:p text:style-name="P5"/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16">Chap <text:span text:style-name="T38">9 : Nombres entiers</text:span></text:p>
            <text:p text:style-name="P20">Retour sur la division euclidienne</text:p>
            <text:p text:style-name="P21">Diviseurs, multiples</text:p>
            <text:p text:style-name="P22">Critères de divisibilité</text:p>
            <text:p text:style-name="P22">Première approche du nombre premier</text:p>
          </table:table-cell>
          <table:table-cell table:style-name="Tableau1.A9" office:value-type="string">
            <text:p text:style-name="P2">Chap 1 en entier</text:p>
          </table:table-cell>
          <table:table-cell table:style-name="Tableau1.A1" office:value-type="string">
            <text:p text:style-name="P2">Nombres premiers à reprendre en 4° et 3°</text:p>
          </table:table-cell>
        </table:table-row>
        <table:table-row>
          <table:table-cell table:style-name="Tableau1.A9" office:value-type="string">
            <text:p text:style-name="P26"/>
          </table:table-cell>
          <table:table-cell table:style-name="Tableau1.A9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B4" office:value-type="string">
            <text:p text:style-name="P26"><text:span text:style-name="T2">Chap </text:span><text:span text:style-name="T7">10 </text:span><text:span text:style-name="T3">: </text:span><text:span text:style-name="T2">Parallélogrammes </text:span></text:p>
            <text:p text:style-name="P26"><text:span text:style-name="T16">C</text:span><text:span text:style-name="T14">onstructions,</text:span></text:p>
            <text:p text:style-name="P33">Reconnaître</text:p>
            <text:p text:style-name="P26"><text:span text:style-name="T16">D</text:span><text:span text:style-name="T14">ébuts de la démonstration</text:span></text:p>
            <text:p text:style-name="P34">retour sur les aires</text:p>
          </table:table-cell>
          <table:table-cell table:style-name="Tableau1.B4" office:value-type="string">
            <text:p text:style-name="P7">Chap 13 Parties 2, 3</text:p>
          </table:table-cell>
          <table:table-cell table:style-name="Tableau1.C4" office:value-type="string">
            <text:p text:style-name="P7">Les prg particuliers ont déjà été vus en <text:span text:style-name="T38">6° </text:span><text:span text:style-name="T39">ou en début d’année de 5°</text:span>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16">Chap <text:span text:style-name="T38">1</text:span><text:span text:style-name="T40">1</text:span><text:span text:style-name="T38"> : </text:span>Proportionnalité</text:p>
            <text:p text:style-name="P33">Reconnaître</text:p>
            <text:p text:style-name="P35">4° <text:span text:style-name="T22">proportionnelle</text:span></text:p>
            <text:p text:style-name="P35">Pourcentage</text:p>
            <text:p text:style-name="P44">Échelles</text:p>
          </table:table-cell>
          <table:table-cell table:style-name="Tableau1.A9" office:value-type="string">
            <text:p text:style-name="P7">Chap 7</text:p>
            <text:p text:style-name="P7">Parties 1,2ABCD, 4</text:p>
          </table:table-cell>
          <table:table-cell table:style-name="Tableau1.A1" office:value-type="string">
            <text:p text:style-name="P7">Produit en croix en 4°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18">Chap 1<text:span text:style-name="T40">2</text:span> : Calcul littéral</text:p>
            <text:p text:style-name="P31">Écrire</text:p>
            <text:p text:style-name="P24">utiliser</text:p>
            <text:p text:style-name="P28">Carré Cube</text:p>
            <text:p text:style-name="P24">tester</text:p>
          </table:table-cell>
          <table:table-cell table:style-name="Tableau1.A9" office:value-type="string">
            <text:p text:style-name="P11">Chap 5 Partie 1A</text:p>
            <text:p text:style-name="P11">Chap 6 Partie 1, 3AB</text:p>
            <text:p text:style-name="P11"/>
            <text:p text:style-name="P11"/>
          </table:table-cell>
          <table:table-cell table:style-name="Tableau1.A1" office:value-type="string">
            <text:p text:style-name="P4">Faire des exercices dans tout au long de l'année et formaliser en fin d'année</text:p>
            <text:p text:style-name="P11">Développer Chap 6 Partie2ABC ???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18">Chap 1<text:span text:style-name="T40">3</text:span> : Grandeurs</text:p>
            <text:p text:style-name="P24">Durée, horaire, <text:span text:style-name="T32">périmètre et aire (pi)</text:span></text:p>
            <text:p text:style-name="P24">graphique</text:p>
          </table:table-cell>
          <table:table-cell table:style-name="Tableau1.A9" office:value-type="string">
            <text:p text:style-name="P2">Chap 2 Partie 1C</text:p>
            <text:p text:style-name="P8">Chap 10 Partie 1</text:p>
            <text:p text:style-name="P8"/>
          </table:table-cell>
          <table:table-cell table:style-name="Tableau1.A1" office:value-type="string">
            <text:p text:style-name="P2">Faire des exercices dans tout au long de l'année et formaliser en fin d'année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18">Chap 1<text:span text:style-name="T40">4</text:span> : Statistiques</text:p>
            <text:p text:style-name="P24">Effectif, </text:p>
            <text:p text:style-name="P24">fréquence,</text:p>
            <text:p text:style-name="P24">moyenne,</text:p>
            <text:p text:style-name="P24">médiane, <text:span text:style-name="T26">étendue </text:span><text:span text:style-name="T40">(sans effectifs)</text:span></text:p>
            <text:p text:style-name="P24">représentation graphique</text:p>
            <text:p text:style-name="P51">Attention : PETITES SERIES</text:p>
          </table:table-cell>
          <table:table-cell table:style-name="Tableau1.A9" office:value-type="string">
            <text:p text:style-name="P8">Chap 8</text:p>
            <text:p text:style-name="P9">Parties 1, 2, 3</text:p>
          </table:table-cell>
          <table:table-cell table:style-name="Tableau1.A1" office:value-type="string">
            <text:p text:style-name="P9">On traite l'étendue dès la 5<text:span text:style-name="T23">°</text:span></text:p>
            <text:p text:style-name="P10">On ne travaille que sur des petites séries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18">Chap 1<text:span text:style-name="T40">5</text:span> : Solides</text:p>
            <text:p text:style-name="P24"><text:span text:style-name="T32">Reconnaître</text:span>, dessiner</text:p>
            <text:p text:style-name="P24">Pavé, Cylindre, pyramide, <text:span text:style-name="T32">cônes</text:span></text:p>
            <text:p text:style-name="P24">Se repérer sur un pavé</text:p>
            <text:p text:style-name="P26"/>
          </table:table-cell>
          <table:table-cell table:style-name="Tableau1.A9" office:value-type="string">
            <text:p text:style-name="P11">Chap 15</text:p>
            <text:p text:style-name="P11">Partie 1A, 2ABCD</text:p>
          </table:table-cell>
          <table:table-cell table:style-name="Tableau1.A1" office:value-type="string">
            <text:p text:style-name="P11">Volume<text:span text:style-name="T38">s prismes</text:span>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9" office:value-type="string">
            <text:p text:style-name="P16">Chap <text:span text:style-name="T19">1</text:span><text:span text:style-name="T40">6</text:span><text:span text:style-name="T19"> : Proba</text:span></text:p>
            <text:p text:style-name="P24">Décrire </text:p>
            <text:p text:style-name="P24">calculer une proba <text:span text:style-name="T20">(équiprobabilité)</text:span></text:p>
          </table:table-cell>
          <table:table-cell table:style-name="Tableau1.A9" office:value-type="string">
            <text:p text:style-name="P1">C<text:span text:style-name="T24">hap 9</text:span></text:p>
            <text:p text:style-name="P11">Parties 1 et 2</text:p>
          </table:table-cell>
          <table:table-cell table:style-name="Tableau1.A1" office:value-type="string">
            <text:p text:style-name="P4">Faire des exercices dans tout au long de l'année et formaliser en fin d'année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itstream Vera Serif" fo:font-size="12pt" fo:language="fr" fo:country="FR" style:font-name-asian="Bitstream Vera Sans" style:font-size-asian="12pt" style:language-asian="fr" style:country-asian="FR" style:font-name-complex="Lucidasans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Bitstream Vera Serif" fo:font-size="12pt" fo:language="fr" fo:country="FR" style:font-name-asian="Bitstream Vera Sans" style:font-size-asian="12pt" style:language-asian="fr" style:country-asian="FR" style:font-name-complex="Lucidasans1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ogression en classe de seconde</dc:title>
    <meta:initial-creator>SG</meta:initial-creator>
    <meta:creation-date>2005-09-04T15:13:00</meta:creation-date>
    <dc:date>2023-09-01T15:11:54.967902723</dc:date>
    <dc:language>fr-FR</dc:language>
    <meta:editing-cycles>83</meta:editing-cycles>
    <meta:editing-duration>PT15H42M</meta:editing-duration>
    <meta:document-statistic meta:table-count="1" meta:image-count="0" meta:object-count="0" meta:page-count="2" meta:paragraph-count="125" meta:word-count="588" meta:character-count="3425" meta:non-whitespace-character-count="2941"/>
    <meta:user-defined meta:name="Info 1"/>
    <meta:user-defined meta:name="Info 2"/>
    <meta:user-defined meta:name="Info 3"/>
    <meta:user-defined meta:name="Info 4"/>
  </office:meta>
</office:document-meta>
</file>